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3" style:parent-style-name="Standard" style:family="paragraph">
      <style:paragraph-properties fo:text-align="center"/>
      <style:text-properties fo:language="pt" fo:country="B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6" style:family="table-column">
      <style:table-column-properties style:column-width="1.1472in" style:use-optimal-column-width="false"/>
    </style:style>
    <style:style style:name="TableColumn7" style:family="table-column">
      <style:table-column-properties style:column-width="5.3951in" style:use-optimal-column-width="false"/>
    </style:style>
    <style:style style:name="Table5" style:family="table">
      <style:table-properties style:width="6.5423in" fo:margin-left="0.0902in" table:align="left"/>
    </style:style>
    <style:style style:name="TableRow8" style:family="table-row">
      <style:table-row-properties style:min-row-height="0.2777in"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line-height="150%"/>
    </style:style>
    <style:style style:name="T13" style:parent-style-name="DefaultParagraphFont" style:family="text">
      <style:text-properties style:font-name="Times" style:font-name-complex="Times" style:font-style-complex="italic" fo:color="#000000" style:letter-kerning="false" style:language-complex="ar" style:country-complex="SA"/>
    </style:style>
    <style:style style:name="TableRow14" style:family="table-row">
      <style:table-row-properties style:min-row-height="0.2027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line-height="150%"/>
      <style:text-properties style:font-name="Liberation Sans"/>
    </style:style>
    <style:style style:name="TableRow19" style:family="table-row">
      <style:table-row-properties style:min-row-height="0.4854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fo:font-weight="bold" style:font-weight-asian="bold" style:font-weight-complex="bold" fo:language="pt" fo:country="BR"/>
    </style:style>
    <style:style style:name="P22" style:parent-style-name="Standard" style:family="paragraph">
      <style:text-properties fo:font-weight="bold" style:font-weight-asian="bold" style:font-weight-complex="bold" fo:language="pt" fo:country="BR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25" style:family="table-row">
      <style:table-row-properties style:min-row-height="0.3763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fo:font-weight="bold" style:font-weight-asian="bold" style:font-weight-complex="bold" fo:language="pt" fo:country="BR"/>
    </style:style>
    <style:style style:name="P28" style:parent-style-name="Standard" style:family="paragraph">
      <style:text-properties fo:font-style="italic" style:font-style-asian="italic" style:font-style-complex="italic" fo:font-size="8pt" style:font-size-asian="8pt" style:font-size-complex="8pt" fo:language="pt" fo:country="BR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line-height="150%"/>
      <style:text-properties style:font-name="Liberation Sans" fo:language="pt" fo:country="BR"/>
    </style:style>
    <style:style style:name="P3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language-complex="ar" style:country-complex="SA" fo:hyphenate="true"/>
    </style:style>
    <style:style style:name="P3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language-complex="ar" style:country-complex="SA" fo:hyphenate="true"/>
    </style:style>
    <style:style style:name="P33" style:parent-style-name="Normal" style:list-style-name="LFO1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34" style:parent-style-name="DefaultParagraphFont" style:family="text">
      <style:text-properties style:font-name="Times" style:font-name-complex="Times" fo:color="#000000" style:letter-kerning="false" fo:language="pt" fo:country="BR" style:language-complex="ar" style:country-complex="SA"/>
    </style:style>
    <style:style style:name="T35" style:parent-style-name="DefaultParagraphFont" style:family="text">
      <style:text-properties style:font-name="MS Mincho" style:font-name-asian="MS Mincho" style:font-name-complex="MS Mincho" fo:color="#000000" style:letter-kerning="false" fo:language="pt" fo:country="BR" style:language-complex="ar" style:country-complex="SA"/>
    </style:style>
    <style:style style:name="P3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1" style:parent-style-name="Normal" style:list-style-name="LFO2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42" style:parent-style-name="DefaultParagraphFont" style:family="text">
      <style:text-properties style:font-name="Times" style:font-name-complex="Times" fo:color="#000000" style:letter-kerning="false" style:language-complex="ar" style:country-complex="SA"/>
    </style:style>
    <style:style style:name="T43" style:parent-style-name="DefaultParagraphFont" style:family="text">
      <style:text-properties style:font-name="MS Mincho" style:font-name-asian="MS Mincho" style:font-name-complex="MS Mincho" fo:color="#000000" style:letter-kerning="false" style:language-complex="ar" style:country-complex="SA"/>
    </style:style>
    <style:style style:name="P4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7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58" style:parent-style-name="DefaultParagraphFont" style:family="text">
      <style:text-properties style:font-name="Times" style:font-name-complex="Times" fo:color="#000000" style:letter-kerning="false" style:language-complex="ar" style:country-complex="SA"/>
    </style:style>
    <style:style style:name="T59" style:parent-style-name="DefaultParagraphFont" style:family="text">
      <style:text-properties style:font-name="Times" style:font-name-complex="Times" fo:font-style="italic" style:font-style-asian="italic" style:font-style-complex="italic" fo:color="#000000" style:letter-kerning="false" style:language-complex="ar" style:country-complex="SA"/>
    </style:style>
    <style:style style:name="T60" style:parent-style-name="DefaultParagraphFont" style:family="text">
      <style:text-properties style:font-name="Times" style:font-name-complex="Times" fo:color="#000000" style:letter-kerning="false" style:language-complex="ar" style:country-complex="SA"/>
    </style:style>
    <style:style style:name="P6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language-complex="ar" style:country-complex="SA" fo:hyphenate="true"/>
    </style:style>
    <style:style style:name="P6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7" style:parent-style-name="TableContents" style:family="paragraph">
      <style:paragraph-properties fo:line-height="150%"/>
      <style:text-properties style:font-name="Liberation Sans" fo:language="pt" fo:country="BR"/>
    </style:style>
    <style:style style:name="P88" style:parent-style-name="TableContents" style:family="paragraph">
      <style:paragraph-properties fo:line-height="150%"/>
      <style:text-properties style:font-name="Liberation Sans" fo:language="pt" fo:country="BR"/>
    </style:style>
    <style:style style:name="P89" style:parent-style-name="TableContents" style:family="paragraph">
      <style:paragraph-properties fo:line-height="150%"/>
      <style:text-properties style:font-name="Liberation Sans" fo:language="pt" fo:country="BR"/>
    </style:style>
    <style:style style:name="P90" style:parent-style-name="TableContents" style:family="paragraph">
      <style:paragraph-properties fo:line-height="150%"/>
      <style:text-properties style:font-name="Liberation Sans" fo:language="pt" fo:country="BR"/>
    </style:style>
    <style:style style:name="P91" style:parent-style-name="TableContents" style:family="paragraph">
      <style:paragraph-properties fo:line-height="150%"/>
      <style:text-properties style:font-name="Liberation Sans" fo:language="pt" fo:country="BR"/>
    </style:style>
    <style:style style:name="P92" style:parent-style-name="TableContents" style:family="paragraph">
      <style:paragraph-properties fo:line-height="150%"/>
      <style:text-properties style:font-name="Liberation Sans" fo:language="pt" fo:country="BR"/>
    </style:style>
    <style:style style:name="P93" style:parent-style-name="TableContents" style:family="paragraph">
      <style:paragraph-properties fo:line-height="150%"/>
      <style:text-properties style:font-name="Liberation Sans" fo:language="pt" fo:country="BR"/>
    </style:style>
    <style:style style:name="P94" style:parent-style-name="TableContents" style:family="paragraph">
      <style:paragraph-properties fo:line-height="150%"/>
      <style:text-properties style:font-name="Liberation Sans" fo:language="pt" fo:country="BR"/>
    </style:style>
    <style:style style:name="P95" style:parent-style-name="TableContents" style:family="paragraph">
      <style:paragraph-properties fo:line-height="150%"/>
      <style:text-properties style:font-name="Liberation Sans" fo:language="pt" fo:country="BR"/>
    </style:style>
    <style:style style:name="P96" style:parent-style-name="TableContents" style:family="paragraph">
      <style:paragraph-properties fo:line-height="150%"/>
      <style:text-properties style:font-name="Liberation Sans" fo:language="pt" fo:country="BR"/>
    </style:style>
    <style:style style:name="P97" style:parent-style-name="TableContents" style:family="paragraph">
      <style:paragraph-properties fo:line-height="150%"/>
      <style:text-properties style:font-name="Liberation Sans" fo:language="pt" fo:country="BR"/>
    </style:style>
    <style:style style:name="P98" style:parent-style-name="TableContents" style:family="paragraph">
      <style:paragraph-properties fo:line-height="150%"/>
      <style:text-properties style:font-name="Liberation Sans" fo:language="pt" fo:country="BR"/>
    </style:style>
    <style:style style:name="P99" style:parent-style-name="TableContents" style:family="paragraph">
      <style:paragraph-properties fo:line-height="150%"/>
      <style:text-properties style:font-name="Liberation Sans" fo:language="pt" fo:country="BR"/>
    </style:style>
    <style:style style:name="P100" style:parent-style-name="TableContents" style:family="paragraph">
      <style:paragraph-properties fo:line-height="150%"/>
      <style:text-properties style:font-name="Liberation Sans" fo:language="pt" fo:country="BR"/>
    </style:style>
    <style:style style:name="P101" style:parent-style-name="TableContents" style:family="paragraph">
      <style:paragraph-properties fo:line-height="150%"/>
      <style:text-properties style:font-name="Liberation Sans" fo:language="pt" fo:country="BR"/>
    </style:style>
    <style:style style:name="P102" style:parent-style-name="TableContents" style:family="paragraph">
      <style:paragraph-properties fo:line-height="150%"/>
      <style:text-properties style:font-name="Liberation Sans" fo:language="pt" fo:country="BR"/>
    </style:style>
    <style:style style:name="P103" style:parent-style-name="TableContents" style:family="paragraph">
      <style:paragraph-properties fo:line-height="150%"/>
      <style:text-properties style:font-name="Liberation Sans" fo:language="pt" fo:country="BR"/>
    </style:style>
    <style:style style:name="P104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105" style:family="table-row">
      <style:table-row-properties style:min-row-height="0.3763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Standard" style:family="paragraph">
      <style:text-properties fo:font-weight="bold" style:font-weight-asian="bold" style:font-weight-complex="bold" fo:language="pt" fo:country="BR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1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1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12" style:parent-style-name="TableContents" style:family="paragraph">
      <style:paragraph-properties fo:line-height="150%"/>
      <style:text-properties style:font-name="Liberation Sans" fo:language="pt" fo:country="BR"/>
    </style:style>
    <style:style style:name="P113" style:parent-style-name="TableContents" style:family="paragraph">
      <style:paragraph-properties fo:line-height="150%"/>
      <style:text-properties style:font-name="Liberation Sans" fo:language="pt" fo:country="BR"/>
    </style:style>
    <style:style style:name="P114" style:parent-style-name="TableContents" style:family="paragraph">
      <style:paragraph-properties fo:line-height="150%"/>
      <style:text-properties style:font-name="Liberation Sans" fo:language="pt" fo:country="BR"/>
    </style:style>
    <style:style style:name="P115" style:parent-style-name="TableContents" style:family="paragraph">
      <style:paragraph-properties fo:line-height="150%"/>
      <style:text-properties style:font-name="Liberation Sans" fo:language="pt" fo:country="BR"/>
    </style:style>
    <style:style style:name="P116" style:parent-style-name="TableContents" style:family="paragraph">
      <style:paragraph-properties fo:line-height="150%"/>
      <style:text-properties style:font-name="Liberation Sans" fo:language="pt" fo:country="BR"/>
    </style:style>
    <style:style style:name="P117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118" style:family="table-row">
      <style:table-row-properties style:min-row-height="0.3729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line-height="150%"/>
      <style:text-properties style:font-name="Liberation Sans"/>
    </style:style>
    <style:style style:name="P123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 fo:font-size="10pt" style:font-size-asian="10pt" style:font-size-complex="10pt" fo:language="pt" fo:country="BR"/>
    </style:style>
    <style:style style:name="P124" style:parent-style-name="Standard" style:family="paragraph">
      <style:paragraph-properties fo:margin-left="0.4923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pt" fo:country="BR"/>
    </style:style>
  </office:automatic-styles>
  <office:body>
    <office:text text:use-soft-page-breaks="true">
      <text:p text:style-name="P1">CCM003-2018.Q2 - Seminários em Computação</text:p>
      <text:p text:style-name="P2">Centro de Matemática, Computação e Cognição – Universidade Federal do ABC</text:p>
      <text:p text:style-name="P3"/>
      <text:p text:style-name="P4">Comprovante de presença em seminário</text:p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. Título da palestra</text:p>
          </table:table-cell>
          <table:table-cell table:style-name="TableCell11">
            <text:p text:style-name="P12"><text:span text:style-name="T13">Computação e Neurociências: Interfaces!</text:span></text:p>
          </table:table-cell>
        </table:table-row>
        <table:table-row table:style-name="TableRow14">
          <table:table-cell table:style-name="TableCell15">
            <text:p text:style-name="P16">B.<text:s/>Data da palestra</text:p>
          </table:table-cell>
          <table:table-cell table:style-name="TableCell17">
            <text:p text:style-name="P18">04/07/2018</text:p>
          </table:table-cell>
        </table:table-row>
        <table:table-row table:style-name="TableRow19">
          <table:table-cell table:style-name="TableCell20">
            <text:p text:style-name="P21">C. Nome e instituição</text:p>
            <text:p text:style-name="P22">do palestrante</text:p>
          </table:table-cell>
          <table:table-cell table:style-name="TableCell23">
            <text:p text:style-name="P24">João Ricardo Sato</text:p>
          </table:table-cell>
        </table:table-row>
        <table:table-row table:style-name="TableRow25">
          <table:table-cell table:style-name="TableCell26">
            <text:p text:style-name="P27">D. Resumo</text:p>
            <text:p text:style-name="P28">(entre 200 e 300 palavras)</text:p>
          </table:table-cell>
          <table:table-cell table:style-name="TableCell29">
            <text:p text:style-name="P30"/>
            <text:p text:style-name="P31"/>
            <text:p text:style-name="P32">Análise de dados - Grafos <text:s/></text:p>
            <text:list text:style-name="LFO1" text:continue-numbering="true">
              <text:list-item>
                <text:p text:style-name="P33"><text:span text:style-name="T34">Medidas de centralidade ( Peso, relevância)<text:s/></text:span><text:span text:style-name="T35"> </text:span></text:p>
              </text:list-item>
            </text:list>
            <text:p text:style-name="P36"/>
            <text:p text:style-name="P37">Google PageRank<text:s/></text:p>
            <text:p text:style-name="P38"/>
            <text:p text:style-name="P39">-Intens definidos como Core<text:s/></text:p>
            <text:p text:style-name="P40"/>
            <text:list text:style-name="LFO2" text:continue-numbering="true">
              <text:list-item>
                <text:p text:style-name="P41"><text:span text:style-name="T42">Aims<text:s/></text:span><text:span text:style-name="T43"> </text:span></text:p>
              </text:list-item>
            </text:list>
            <text:p text:style-name="P44">Desenvolveu um índice<text:s/>de<text:s/>maturidade cerebral baseado na estabilidade das conexões cerebrais<text:s/></text:p>
            <text:p text:style-name="P45"/>
            <text:p text:style-name="P46">Técnica usada:<text:s/></text:p>
            <text:p text:style-name="P47">Ressonância Magnética funcional<text:s/></text:p>
            <text:p text:style-name="P48"/>
            <text:p text:style-name="P49">Mede um sinal indiretamente relacionado a atividade cerebral (Verificando a taxa de oxigenação no local, isso indica que aquela região está sendo usada)<text:s/></text:p>
            <text:p text:style-name="P50"/>
            <text:p text:style-name="P51">Cada Voxel (“””Pixel””” da imagem de RM) informa a quantidade de oxigenação cerebral naquele ponto.</text:p>
            <text:p text:style-name="P52"/>
            <text:p text:style-name="P53">Estabilidade é medida pelo Desvio Padrão em relação ao tempo - Se for grande, a estabilidade é baixa.<text:s/></text:p>
            <text:p text:style-name="P54"/>
            <text:p text:style-name="P55">Utilizou uma amostra comunitária - Aberta e alimentada pela comunidade<text:s/></text:p>
            <text:p text:style-name="P56"/>
            <text:p text:style-name="P57"><text:span text:style-name="T58">Child Behaviour Checklist (CBCI, Achenbach and Rescorla, 2001) -<text:s/></text:span><text:span text:style-name="T59">Base de dados</text:span><text:span text:style-name="T60"><text:s/></text:span></text:p>
            <text:p text:style-name="P61"/>
            <text:p text:style-name="P62">O que ele queria?<text:s/></text:p>
            <text:p text:style-name="P63">-Demonstrar que instabilidade leva a sintomas psiquiátricos<text:s/></text:p>
            <text:p text:style-name="P64"/>
            <text:p text:style-name="P65">#ROIs Cérebro<text:s/></text:p>
            <text:p text:style-name="P66">Default-mode <text:s/></text:p>
            <text:p text:style-name="P67">-Pensando em nada, ou área normal<text:s/></text:p>
            <text:p text:style-name="P68"/>
            <text:p text:style-name="P69">Control Network<text:s/></text:p>
            <text:p text:style-name="P70">-Região usada quando precisa fazer algo específico<text:s/></text:p>
            <text:p text:style-name="P71"/>
            <text:p text:style-name="P72"/>
            <text:p text:style-name="P73">Resultado: índice de maturação estava associado a fatores externalizantes <text:s/></text:p>
            <text:p text:style-name="P74"/>
            <text:p text:style-name="P75">Característica que só aparece olhando o gráfico variante no tempo<text:s/></text:p>
            <text:p text:style-name="P76"/>
            <text:p text:style-name="P77">As crianças analisadas continuam sendo acompanhadas pelo estudo.<text:s/></text:p>
            <text:p text:style-name="P78"/>
            <text:p text:style-name="P79"/>
            <text:p text:style-name="P80">— Outro estudo<text:s/></text:p>
            <text:p text:style-name="P81">Usando deep belief network -&gt; Tentando identificar esquizofrenia (Volume de regiões cerebrais)<text:s/></text:p>
            <text:p text:style-name="P82"/>
            <text:p text:style-name="P83">-Apresentou uma interface cerebro máquina<text:s/></text:p>
            <text:p text:style-name="P84"/>
            <text:p text:style-name="P85">-Apresentou uma interface de leitura da atividade cerebral usando luz<text:s/></text:p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</table:table-cell>
        </table:table-row>
        <text:soft-page-break/>
        <table:table-row table:style-name="TableRow105">
          <table:table-cell table:style-name="TableCell106">
            <text:p text:style-name="P107">E. Pergunta(s) realizada(s) pelo aluno, durante o seminário, ao palestrante, incluindo a(s) resposta(s) do palestrante</text:p>
          </table:table-cell>
          <table:table-cell table:style-name="TableCell108">
            <text:p text:style-name="P109">A ativação cerebral é definida pela oxigenação naquela região, a pergunta é: Acontece um pico ou enquanto ela está ativa a oxigenação se mantém?<text:s/></text:p>
            <text:p text:style-name="P110"/>
            <text:p text:style-name="P111">R: Tem um tempo para<text:s/>ativação da região, enquanto a região está ativa, aquela oxigenação X se mantém, e quando a ativação acaba, após um tempo X ela se estabiliza.<text:s/></text:p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</table:table-cell>
        </table:table-row>
        <text:soft-page-break/>
        <table:table-row table:style-name="TableRow118">
          <table:table-cell table:style-name="TableCell119">
            <text:p text:style-name="P120">Nome do aluno</text:p>
          </table:table-cell>
          <table:table-cell table:style-name="TableCell121">
            <text:p text:style-name="P122">João Carlos Pandolfi Santana</text:p>
          </table:table-cell>
        </table:table-row>
      </table:table>
      <text:p text:style-name="Standard"/>
      <text:p text:style-name="P123">(*) Deverá ser preenchido obrigatoriamente ou o item D ou o item E.</text:p>
      <text:p text:style-name="P124"><text:span text:style-name="T125">O formulário preenchido deve ser submetido no SIGAA [Disciplina Seminários], na respectiva taref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3in" fo:margin-left="0.7875in" fo:margin-bottom="0.291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Carlos Pandolfi Santana</dc:creator>
    <meta:creation-date>2014-06-23T10:50:00Z</meta:creation-date>
    <dc:date>2018-07-11T14:26:00Z</dc:date>
    <meta:template xlink:href="Normal.dotm" xlink:type="simple"/>
    <meta:editing-cycles>12</meta:editing-cycles>
    <meta:editing-duration>PT1740S</meta:editing-duration>
    <meta:document-statistic meta:page-count="3" meta:paragraph-count="4" meta:word-count="367" meta:character-count="2457" meta:row-count="17" meta:non-whitespace-character-count="2094"/>
  </office:meta>
</office:document-meta>
</file>